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3d1d" officeooo:paragraph-rsid="00013d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наследование:</text:p>
      <text:p text:style-name="P1">https://www.youtube.com/watch?v=4v4Ncg4GfO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2T21:16:04.388510429</meta:creation-date>
    <dc:date>2021-03-12T21:17:19.637862667</dc:date>
    <meta:editing-duration>PT1M19S</meta:editing-duration>
    <meta:editing-cycles>1</meta:editing-cycles>
    <meta:document-statistic meta:table-count="0" meta:image-count="0" meta:object-count="0" meta:page-count="1" meta:paragraph-count="2" meta:word-count="3" meta:character-count="59" meta:non-whitespace-character-count="58"/>
    <meta:generator>LibreOffice/7.0.3.1$Linux_X86_64 LibreOffice_project/00$Build-1</meta:generator>
  </office:meta>
</office:document-meta>
</file>